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Roboto Slab" svg:font-family="'Roboto Slab',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1c5f" officeooo:paragraph-rsid="00111c5f"/>
    </style:style>
    <style:style style:name="P2" style:family="paragraph" style:parent-style-name="Standard">
      <style:paragraph-properties fo:text-align="start" style:justify-single-word="false"/>
      <style:text-properties fo:font-weight="bold" officeooo:paragraph-rsid="00188079" style:font-weight-asian="bold" style:font-weight-complex="bold"/>
    </style:style>
    <style:style style:name="P3" style:family="paragraph" style:parent-style-name="Standard">
      <style:paragraph-properties fo:text-align="center" style:justify-single-word="false"/>
      <style:text-properties fo:font-size="22pt" fo:font-weight="normal" officeooo:rsid="00111c5f" officeooo:paragraph-rsid="00111c5f" style:font-size-asian="19.25pt" style:font-weight-asian="normal" style:font-size-complex="22pt" style:font-weight-complex="normal"/>
    </style:style>
    <style:style style:name="P4" style:family="paragraph" style:parent-style-name="Standard">
      <style:paragraph-properties fo:text-align="end" style:justify-single-word="false"/>
      <style:text-properties fo:font-size="22pt" fo:font-weight="normal" officeooo:rsid="00111c5f" officeooo:paragraph-rsid="00111c5f" style:font-size-asian="19.25pt" style:font-weight-asian="normal" style:font-size-complex="22pt" style:font-weight-complex="normal"/>
    </style:style>
    <style:style style:name="P5" style:family="paragraph" style:parent-style-name="Standard">
      <style:paragraph-properties fo:text-align="end" style:justify-single-word="false"/>
      <style:text-properties fo:font-size="12pt" fo:font-weight="normal" officeooo:rsid="00111c5f" officeooo:paragraph-rsid="00111c5f"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rsid="00111c5f" officeooo:paragraph-rsid="00111c5f"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11c5f" officeooo:paragraph-rsid="00111c5f"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294a3" officeooo:paragraph-rsid="001294a3"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294a3" officeooo:paragraph-rsid="0014d1c6"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6861f" officeooo:paragraph-rsid="0016861f"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6861f" officeooo:paragraph-rsid="001be383" style:font-size-asian="12pt" style:font-weight-asian="normal" style:font-size-complex="12pt" style:font-weight-complex="normal"/>
    </style:style>
    <style:style style:name="P12" style:family="paragraph" style:parent-style-name="Standard">
      <style:text-properties fo:font-size="12pt" fo:font-weight="normal" officeooo:rsid="0016861f" officeooo:paragraph-rsid="001a432d"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da774" officeooo:paragraph-rsid="001da774"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da774" officeooo:paragraph-rsid="001e79fd"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da774" officeooo:paragraph-rsid="00207348"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bold" officeooo:rsid="00111c5f" officeooo:paragraph-rsid="00111c5f"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188079" officeooo:paragraph-rsid="00188079"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style:text-underline-style="none" fo:font-weight="normal" officeooo:rsid="00452a3c" officeooo:paragraph-rsid="001be383"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officeooo:paragraph-rsid="00207348"/>
    </style:style>
    <style:style style:name="P20" style:family="paragraph" style:parent-style-name="Standard">
      <style:text-properties style:text-underline-style="none" officeooo:rsid="001fa144" officeooo:paragraph-rsid="001a432d"/>
    </style:style>
    <style:style style:name="P21" style:family="paragraph" style:parent-style-name="Standard">
      <style:text-properties style:text-underline-style="none" officeooo:rsid="001fa144" officeooo:paragraph-rsid="001be383"/>
    </style:style>
    <style:style style:name="P22" style:family="paragraph" style:parent-style-name="Standard">
      <style:text-properties style:text-underline-style="none" officeooo:rsid="002480bc" officeooo:paragraph-rsid="001be383"/>
    </style:style>
    <style:style style:name="P23" style:family="paragraph" style:parent-style-name="Standard">
      <style:text-properties style:text-underline-style="none" officeooo:rsid="00264135" officeooo:paragraph-rsid="001be383"/>
    </style:style>
    <style:style style:name="P24" style:family="paragraph" style:parent-style-name="Standard">
      <style:text-properties style:text-underline-style="none" officeooo:rsid="00278907" officeooo:paragraph-rsid="001be383"/>
    </style:style>
    <style:style style:name="P25" style:family="paragraph" style:parent-style-name="Standard">
      <style:text-properties style:text-underline-style="none" officeooo:rsid="002961df" officeooo:paragraph-rsid="001be383"/>
    </style:style>
    <style:style style:name="P26" style:family="paragraph" style:parent-style-name="Standard">
      <style:text-properties style:text-underline-style="none" officeooo:rsid="0031664b" officeooo:paragraph-rsid="001be383"/>
    </style:style>
    <style:style style:name="P27" style:family="paragraph" style:parent-style-name="Standard">
      <style:text-properties style:text-underline-style="none" officeooo:rsid="0033ccdf" officeooo:paragraph-rsid="001be383"/>
    </style:style>
    <style:style style:name="P28" style:family="paragraph" style:parent-style-name="Standard">
      <style:text-properties style:text-underline-style="none" officeooo:rsid="0037e535" officeooo:paragraph-rsid="001be383"/>
    </style:style>
    <style:style style:name="P29" style:family="paragraph" style:parent-style-name="Standard">
      <style:text-properties style:text-underline-style="none" officeooo:rsid="004a12f8" officeooo:paragraph-rsid="001be383"/>
    </style:style>
    <style:style style:name="P30" style:family="paragraph" style:parent-style-name="Standard">
      <style:text-properties style:text-underline-style="none" officeooo:rsid="004e8def" officeooo:paragraph-rsid="001be383"/>
    </style:style>
    <style:style style:name="P31" style:family="paragraph" style:parent-style-name="Standard">
      <style:text-properties style:text-underline-style="none" officeooo:rsid="00427859" officeooo:paragraph-rsid="001be383"/>
    </style:style>
    <style:style style:name="P32" style:family="paragraph" style:parent-style-name="Standard">
      <style:text-properties style:text-underline-style="none" officeooo:rsid="00437053" officeooo:paragraph-rsid="001be383"/>
    </style:style>
    <style:style style:name="P33" style:family="paragraph" style:parent-style-name="Standard">
      <style:text-properties style:text-underline-style="none" officeooo:rsid="004a4a62" officeooo:paragraph-rsid="001be383"/>
    </style:style>
    <style:style style:name="P34" style:family="paragraph" style:parent-style-name="Standard">
      <style:text-properties style:text-underline-style="none" officeooo:rsid="0054879b" officeooo:paragraph-rsid="001be383"/>
    </style:style>
    <style:style style:name="P35" style:family="paragraph" style:parent-style-name="Standard">
      <style:text-properties style:text-underline-style="none" officeooo:rsid="004c69b0" officeooo:paragraph-rsid="001be383"/>
    </style:style>
    <style:style style:name="P36" style:family="paragraph" style:parent-style-name="Standard">
      <style:text-properties style:text-underline-style="none" officeooo:rsid="003cd013" officeooo:paragraph-rsid="001be383"/>
    </style:style>
    <style:style style:name="P37" style:family="paragraph" style:parent-style-name="Standard">
      <style:text-properties style:text-underline-style="none" officeooo:rsid="00403a52" officeooo:paragraph-rsid="001be383"/>
    </style:style>
    <style:style style:name="P38" style:family="paragraph" style:parent-style-name="Standard">
      <style:text-properties style:text-underline-style="none" officeooo:rsid="00452a3c" officeooo:paragraph-rsid="001be383"/>
    </style:style>
    <style:style style:name="P39" style:family="paragraph" style:parent-style-name="Standard" style:list-style-name="L1">
      <style:paragraph-properties fo:text-align="start" style:justify-single-word="false"/>
      <style:text-properties fo:font-size="12pt" fo:font-weight="bold" officeooo:rsid="00111c5f" officeooo:paragraph-rsid="00111c5f" style:font-size-asian="12pt" style:font-weight-asian="bold" style:font-size-complex="12pt" style:font-weight-complex="bold"/>
    </style:style>
    <style:style style:name="P40" style:family="paragraph" style:parent-style-name="Standard" style:list-style-name="L2">
      <style:paragraph-properties fo:text-align="start" style:justify-single-word="false"/>
      <style:text-properties fo:font-size="12pt" fo:font-weight="bold" officeooo:rsid="001294a3" officeooo:paragraph-rsid="001294a3" style:font-size-asian="12pt" style:font-weight-asian="bold" style:font-size-complex="12pt" style:font-weight-complex="bold"/>
    </style:style>
    <style:style style:name="P41" style:family="paragraph" style:parent-style-name="Standard" style:list-style-name="L2">
      <style:paragraph-properties fo:text-align="start" style:justify-single-word="false"/>
      <style:text-properties fo:font-size="12pt" fo:font-weight="bold" officeooo:rsid="0016861f" officeooo:paragraph-rsid="0016861f" style:font-size-asian="12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22d55c" officeooo:paragraph-rsid="0022d55c" style:font-size-asian="12pt" style:font-weight-asian="bold" style:font-size-complex="12pt" style:font-weight-complex="bold"/>
    </style:style>
    <style:style style:name="P43" style:family="paragraph" style:parent-style-name="Standard" style:list-style-name="L2">
      <style:paragraph-properties fo:text-align="start" style:justify-single-word="false"/>
      <style:text-properties fo:font-size="12pt" fo:font-weight="bold" officeooo:rsid="00239543" officeooo:paragraph-rsid="00239543" style:font-size-asian="12pt" style:font-weight-asian="bold" style:font-size-complex="12pt" style:font-weight-complex="bold"/>
    </style:style>
    <style:style style:name="P44" style:family="paragraph" style:parent-style-name="Standard" style:list-style-name="L2">
      <style:paragraph-properties fo:text-align="start" style:justify-single-word="false"/>
      <style:text-properties fo:font-size="12pt" fo:font-weight="bold" officeooo:rsid="00239543" officeooo:paragraph-rsid="0025f94f" style:font-size-asian="12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239543" officeooo:paragraph-rsid="00239543" style:font-size-asian="12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239543" officeooo:paragraph-rsid="0025f94f" style:font-size-asian="12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239543" officeooo:paragraph-rsid="002a2e81" style:font-size-asian="12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272e80" officeooo:paragraph-rsid="00272e80" style:font-size-asian="12pt" style:font-weight-asian="bold" style:font-size-complex="12pt" style:font-weight-complex="bold"/>
    </style:style>
    <style:style style:name="P49" style:family="paragraph" style:parent-style-name="Standard" style:list-style-name="L2">
      <style:paragraph-properties fo:text-align="start" style:justify-single-word="false"/>
      <style:text-properties fo:font-size="12pt" fo:font-weight="normal" officeooo:rsid="00111c5f" officeooo:paragraph-rsid="00111c5f" style:font-size-asian="12pt" style:font-weight-asian="normal" style:font-size-complex="12pt" style:font-weight-complex="normal"/>
    </style:style>
    <style:style style:name="P50" style:family="paragraph" style:parent-style-name="Standard" style:list-style-name="L2">
      <style:paragraph-properties fo:text-align="start" style:justify-single-word="false"/>
      <style:text-properties fo:font-size="12pt" fo:font-weight="normal" officeooo:rsid="00111c5f" officeooo:paragraph-rsid="0016861f"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111c5f" officeooo:paragraph-rsid="0022d55c" style:font-size-asian="12pt" style:font-weight-asian="normal" style:font-size-complex="12pt" style:font-weight-complex="normal"/>
    </style:style>
    <style:style style:name="P52" style:family="paragraph" style:parent-style-name="Standard">
      <style:paragraph-properties fo:text-align="center" style:justify-single-word="false"/>
      <style:text-properties fo:font-size="12pt" fo:font-weight="normal" officeooo:rsid="00111c5f" officeooo:paragraph-rsid="00111c5f" style:font-size-asian="12pt" style:font-weight-asian="normal" style:font-size-complex="12pt" style:font-weight-complex="normal"/>
    </style:style>
    <style:style style:name="P53" style:family="paragraph" style:parent-style-name="Standard" style:list-style-name="L2">
      <style:paragraph-properties fo:text-align="start" style:justify-single-word="false"/>
      <style:text-properties fo:font-size="12pt" fo:font-weight="normal" officeooo:rsid="001294a3" officeooo:paragraph-rsid="0014d1c6" style:font-size-asian="12pt" style:font-weight-asian="normal" style:font-size-complex="12pt" style:font-weight-complex="normal"/>
    </style:style>
    <style:style style:name="P54" style:family="paragraph" style:parent-style-name="Standard" style:list-style-name="L2">
      <style:paragraph-properties fo:text-align="start" style:justify-single-word="false"/>
      <style:text-properties fo:font-size="12pt" fo:font-weight="normal" officeooo:rsid="001294a3" officeooo:paragraph-rsid="00179619"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1294a3" officeooo:paragraph-rsid="00111c5f" style:font-size-asian="12pt" style:font-weight-asian="normal" style:font-size-complex="12pt" style:font-weight-complex="normal"/>
    </style:style>
    <style:style style:name="P56" style:family="paragraph" style:parent-style-name="Standard" style:list-style-name="L2">
      <style:paragraph-properties fo:text-align="start" style:justify-single-word="false"/>
      <style:text-properties fo:font-size="12pt" fo:font-weight="normal" officeooo:rsid="0014915f" officeooo:paragraph-rsid="0014d1c6" style:font-size-asian="12pt" style:font-weight-asian="normal" style:font-size-complex="12pt" style:font-weight-complex="normal"/>
    </style:style>
    <style:style style:name="P57" style:family="paragraph" style:parent-style-name="Standard" style:list-style-name="L2">
      <style:paragraph-properties fo:text-align="start" style:justify-single-word="false"/>
      <style:text-properties fo:font-size="12pt" fo:font-weight="normal" officeooo:rsid="0016861f" officeooo:paragraph-rsid="0016861f" style:font-size-asian="12pt" style:font-weight-asian="normal" style:font-size-complex="12pt" style:font-weight-complex="normal"/>
    </style:style>
    <style:style style:name="P58" style:family="paragraph" style:parent-style-name="Standard" style:list-style-name="L2">
      <style:paragraph-properties fo:text-align="start" style:justify-single-word="false"/>
      <style:text-properties fo:font-size="12pt" fo:font-weight="normal" officeooo:rsid="00179619" officeooo:paragraph-rsid="00179619"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22d55c" officeooo:paragraph-rsid="0022d55c" style:font-size-asian="12pt" style:font-weight-asian="normal" style:font-size-complex="12pt" style:font-weight-complex="normal"/>
    </style:style>
    <style:style style:name="P60" style:family="paragraph" style:parent-style-name="Standard" style:list-style-name="L2">
      <style:paragraph-properties fo:text-align="start" style:justify-single-word="false"/>
      <style:text-properties fo:font-size="12pt" fo:font-weight="normal" officeooo:rsid="00239543" officeooo:paragraph-rsid="0025f94f"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font-size="12pt" style:text-underline-style="none" fo:font-weight="normal" officeooo:rsid="004c69b0" officeooo:paragraph-rsid="0025f94f"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font-size="12pt" style:text-underline-style="none" fo:font-weight="normal" officeooo:rsid="004c69b0" officeooo:paragraph-rsid="00261f95"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font-size="12pt" style:text-underline-style="none" fo:font-weight="normal" officeooo:rsid="0033ccdf" officeooo:paragraph-rsid="0025f94f"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font-size="12pt" style:text-underline-style="none" fo:font-weight="normal" officeooo:rsid="004a4a62" officeooo:paragraph-rsid="0025f94f"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font-size="12pt" style:text-underline-style="none" fo:font-weight="normal" officeooo:rsid="004e8def" officeooo:paragraph-rsid="0025f94f"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font-size="12pt" style:text-underline-style="none" fo:font-weight="normal" officeooo:rsid="00437053" officeooo:paragraph-rsid="00261f95"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font-size="12pt" style:text-underline-style="none" fo:font-weight="normal" officeooo:rsid="004a12f8" officeooo:paragraph-rsid="00261f95"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font-size="12pt" style:text-underline-style="none" fo:font-weight="normal" officeooo:rsid="001fa144" officeooo:paragraph-rsid="00261f95"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font-size="12pt" style:text-underline-style="none" fo:font-weight="normal" officeooo:rsid="00264135" officeooo:paragraph-rsid="00261f95"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font-size="12pt" style:text-underline-style="none" fo:font-weight="normal" officeooo:rsid="00264135" officeooo:paragraph-rsid="00272e80"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font-size="12pt" style:text-underline-style="none" fo:font-weight="normal" officeooo:rsid="003cd013" officeooo:paragraph-rsid="00261f95"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font-size="12pt" style:text-underline-style="none" fo:font-weight="normal" officeooo:rsid="003cd013" officeooo:paragraph-rsid="0028d742"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font-size="12pt" style:text-underline-style="none" fo:font-weight="normal" officeooo:rsid="00403a52" officeooo:paragraph-rsid="00261f95"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fo:font-size="12pt" style:text-underline-style="none" fo:font-weight="normal" officeooo:rsid="00261f95" officeooo:paragraph-rsid="00272e80"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fo:font-size="12pt" style:text-underline-style="none" fo:font-weight="normal" officeooo:rsid="0037e535" officeooo:paragraph-rsid="0028d742"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fo:font-size="12pt" style:text-underline-style="none" fo:font-weight="normal" officeooo:rsid="0054879b" officeooo:paragraph-rsid="002a2e81"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fo:font-size="12pt" style:text-underline-style="none" fo:font-weight="normal" officeooo:rsid="0031664b" officeooo:paragraph-rsid="002a2e81"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fo:font-size="12pt" style:text-underline-style="none" fo:font-weight="normal" officeooo:rsid="00278907" officeooo:paragraph-rsid="002a2e81"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fo:font-size="12pt" style:text-underline-style="none" fo:font-weight="normal" officeooo:rsid="002a2e81" officeooo:paragraph-rsid="002a2e81"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fo:font-size="12pt" style:text-underline-style="none" fo:font-weight="normal" officeooo:rsid="002a90a3" officeooo:paragraph-rsid="002a90a3" style:font-size-asian="12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style="italic" style:text-underline-style="none" fo:font-weight="normal" officeooo:rsid="0025f94f" officeooo:paragraph-rsid="0025f94f" style:font-size-asian="12pt" style:font-style-asian="italic" style:font-weight-asian="normal" style:font-size-complex="12pt" style:font-style-complex="italic" style:font-weight-complex="normal"/>
    </style:style>
    <style:style style:name="P82" style:family="paragraph" style:parent-style-name="Standard">
      <style:paragraph-properties fo:text-align="start" style:justify-single-word="false"/>
      <style:text-properties fo:font-size="12pt" fo:font-style="italic" style:text-underline-style="none" fo:font-weight="normal" officeooo:rsid="004a4a62" officeooo:paragraph-rsid="0025f94f" style:font-size-asian="12pt" style:font-style-asian="italic" style:font-weight-asian="normal" style:font-size-complex="12pt" style:font-style-complex="italic" style:font-weight-complex="normal"/>
    </style:style>
    <style:style style:name="P83" style:family="paragraph" style:parent-style-name="Standard">
      <style:paragraph-properties fo:text-align="start" style:justify-single-word="false"/>
      <style:text-properties fo:font-size="12pt" fo:font-style="italic" style:text-underline-style="none" fo:font-weight="normal" officeooo:rsid="002480bc" officeooo:paragraph-rsid="00261f95" style:font-size-asian="12pt" style:font-style-asian="italic" style:font-weight-asian="normal" style:font-size-complex="12pt" style:font-style-complex="italic" style:font-weight-complex="normal"/>
    </style:style>
    <style:style style:name="P84" style:family="paragraph" style:parent-style-name="Standard">
      <style:paragraph-properties fo:text-align="start" style:justify-single-word="false"/>
      <style:text-properties fo:font-size="12pt" fo:font-style="italic" style:text-underline-style="none" fo:font-weight="normal" officeooo:rsid="00264135" officeooo:paragraph-rsid="00261f95" style:font-size-asian="12pt" style:font-style-asian="italic" style:font-weight-asian="normal" style:font-size-complex="12pt" style:font-style-complex="italic" style:font-weight-complex="normal"/>
    </style:style>
    <style:style style:name="P85" style:family="paragraph" style:parent-style-name="Standard">
      <style:paragraph-properties fo:text-align="start" style:justify-single-word="false"/>
      <style:text-properties fo:font-size="12pt" fo:font-style="italic" style:text-underline-style="none" fo:font-weight="normal" officeooo:rsid="00427859" officeooo:paragraph-rsid="00261f95" style:font-size-asian="12pt" style:font-style-asian="italic" style:font-weight-asian="normal" style:font-size-complex="12pt" style:font-style-complex="italic" style:font-weight-complex="normal"/>
    </style:style>
    <style:style style:name="P86" style:family="paragraph" style:parent-style-name="Standard">
      <style:paragraph-properties fo:text-align="start" style:justify-single-word="false"/>
      <style:text-properties fo:font-size="12pt" fo:font-style="italic" style:text-underline-style="none" fo:font-weight="normal" officeooo:rsid="002a2e81" officeooo:paragraph-rsid="002a2e81" style:font-size-asian="12pt" style:font-style-asian="italic" style:font-weight-asian="normal" style:font-size-complex="12pt" style:font-style-complex="italic" style:font-weight-complex="normal"/>
    </style:style>
    <style:style style:name="P87" style:family="paragraph" style:parent-style-name="Standard">
      <style:paragraph-properties fo:text-align="start" style:justify-single-word="false"/>
      <style:text-properties fo:font-size="12pt" fo:font-style="normal" style:text-underline-style="none" fo:font-weight="normal" officeooo:rsid="001fa144" officeooo:paragraph-rsid="0025f94f"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size="12pt" fo:font-style="normal" style:text-underline-style="none" fo:font-weight="normal" officeooo:rsid="002961df" officeooo:paragraph-rsid="0025f94f"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font-size="12pt" fo:font-style="normal" style:text-underline-style="none" fo:font-weight="normal" officeooo:rsid="002480bc" officeooo:paragraph-rsid="0025f94f" style:font-size-asian="12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start" style:justify-single-word="false"/>
      <style:text-properties officeooo:paragraph-rsid="001294a3"/>
    </style:style>
    <style:style style:name="P91" style:family="paragraph" style:parent-style-name="Standard" style:list-style-name="L2">
      <style:paragraph-properties fo:text-align="start" style:justify-single-word="false"/>
      <style:text-properties fo:font-weight="bold" officeooo:paragraph-rsid="00188079" style:font-weight-asian="bold" style:font-weight-complex="bold"/>
    </style:style>
    <style:style style:name="P92" style:family="paragraph" style:parent-style-name="Standard">
      <style:paragraph-properties fo:text-align="end" style:justify-single-word="false"/>
      <style:text-properties officeooo:paragraph-rsid="0021601e"/>
    </style:style>
    <style:style style:name="P93" style:family="paragraph" style:parent-style-name="Standard">
      <style:paragraph-properties fo:text-align="center" style:justify-single-word="false"/>
      <style:text-properties fo:font-size="14pt" fo:font-weight="normal" officeooo:rsid="00111c5f" officeooo:paragraph-rsid="00111c5f" style:font-size-asian="14pt" style:font-weight-asian="normal" style:font-size-complex="14pt" style:font-weight-complex="normal"/>
    </style:style>
    <style:style style:name="P94" style:family="paragraph" style:parent-style-name="Standard">
      <style:paragraph-properties fo:text-align="start" style:justify-single-word="false"/>
      <style:text-properties fo:font-size="14pt" fo:font-weight="normal" officeooo:rsid="00111c5f" officeooo:paragraph-rsid="0022d55c" style:font-size-asian="14pt" style:font-weight-asian="normal" style:font-size-complex="14pt" style:font-weight-complex="normal"/>
    </style:style>
    <style:style style:name="P95" style:family="paragraph" style:parent-style-name="Standard">
      <style:paragraph-properties fo:text-align="start" style:justify-single-word="false"/>
      <style:text-properties fo:font-size="14pt" fo:font-weight="bold" officeooo:rsid="00111c5f" officeooo:paragraph-rsid="00111c5f" style:font-size-asian="14pt" style:font-weight-asian="bold" style:font-size-complex="14pt" style:font-weight-complex="bold"/>
    </style:style>
    <style:style style:name="P96" style:family="paragraph" style:parent-style-name="Standard">
      <style:paragraph-properties fo:text-align="start" style:justify-single-word="false"/>
      <style:text-properties fo:font-size="14pt" fo:font-weight="bold" officeooo:rsid="00239543" officeooo:paragraph-rsid="00239543" style:font-size-asian="14pt" style:font-weight-asian="bold" style:font-size-complex="14pt" style:font-weight-complex="bold"/>
    </style:style>
    <style:style style:name="P97" style:family="paragraph" style:parent-style-name="Standard" style:list-style-name="L2">
      <style:paragraph-properties fo:text-align="start" style:justify-single-word="false"/>
      <style:text-properties fo:font-size="14pt" fo:font-weight="bold" officeooo:rsid="00239543" officeooo:paragraph-rsid="00239543" style:font-size-asian="14pt" style:font-weight-asian="bold" style:font-size-complex="14pt" style:font-weight-complex="bold"/>
    </style:style>
    <style:style style:name="P98" style:family="paragraph" style:parent-style-name="Standard">
      <style:paragraph-properties fo:text-align="start" style:justify-single-word="false"/>
      <style:text-properties fo:font-size="14pt" fo:font-weight="bold" officeooo:rsid="0021601e" officeooo:paragraph-rsid="0021601e" style:font-size-asian="12.25pt" style:font-weight-asian="bold" style:font-size-complex="14pt" style:font-weight-complex="bold"/>
    </style:style>
    <style:style style:name="P99" style:family="paragraph" style:parent-style-name="Standard" style:list-style-name="L2">
      <style:paragraph-properties fo:text-align="start" style:justify-single-word="false"/>
      <style:text-properties fo:font-size="15pt" fo:font-weight="bold" officeooo:rsid="0022d55c" officeooo:paragraph-rsid="0022d55c" style:font-size-asian="15pt" style:font-weight-asian="bold" style:font-size-complex="15pt" style:font-weight-complex="bold"/>
    </style:style>
    <style:style style:name="P100" style:family="paragraph" style:parent-style-name="Standard">
      <style:text-properties style:text-underline-style="none" officeooo:rsid="004a4a62" officeooo:paragraph-rsid="0025f94f"/>
    </style:style>
    <style:style style:name="P101" style:family="paragraph" style:parent-style-name="Standard">
      <style:text-properties style:text-underline-style="none" officeooo:rsid="004a4a62" officeooo:paragraph-rsid="002a2e81"/>
    </style:style>
    <style:style style:name="P102" style:family="paragraph" style:parent-style-name="Standard">
      <style:text-properties style:text-underline-style="none" officeooo:rsid="001fa144" officeooo:paragraph-rsid="0025f94f"/>
    </style:style>
    <style:style style:name="P103" style:family="paragraph" style:parent-style-name="Standard">
      <style:text-properties style:text-underline-style="none" officeooo:rsid="001fa144" officeooo:paragraph-rsid="00261f95"/>
    </style:style>
    <style:style style:name="P104" style:family="paragraph" style:parent-style-name="Standard">
      <style:text-properties style:text-underline-style="none" officeooo:rsid="0033ccdf" officeooo:paragraph-rsid="0025f94f"/>
    </style:style>
    <style:style style:name="P105" style:family="paragraph" style:parent-style-name="Standard">
      <style:text-properties style:text-underline-style="none" officeooo:rsid="0033ccdf" officeooo:paragraph-rsid="0028d742"/>
    </style:style>
    <style:style style:name="P106" style:family="paragraph" style:parent-style-name="Standard">
      <style:text-properties style:text-underline-style="none" officeooo:rsid="00427859" officeooo:paragraph-rsid="0025f94f"/>
    </style:style>
    <style:style style:name="P107" style:family="paragraph" style:parent-style-name="Standard">
      <style:text-properties style:text-underline-style="none" fo:font-weight="normal" officeooo:rsid="00427859" officeooo:paragraph-rsid="0025f94f" style:font-weight-asian="normal" style:font-weight-complex="normal"/>
    </style:style>
    <style:style style:name="P108" style:family="paragraph" style:parent-style-name="Standard">
      <style:text-properties style:text-underline-style="none" fo:font-weight="normal" officeooo:rsid="004a12f8" officeooo:paragraph-rsid="0025f94f" style:font-weight-asian="normal" style:font-weight-complex="normal"/>
    </style:style>
    <style:style style:name="P109" style:family="paragraph" style:parent-style-name="Standard">
      <style:text-properties style:text-underline-style="none" fo:font-weight="normal" officeooo:rsid="004a4a62" officeooo:paragraph-rsid="00261f95" style:font-weight-asian="normal" style:font-weight-complex="normal"/>
    </style:style>
    <style:style style:name="P110" style:family="paragraph" style:parent-style-name="Standard">
      <style:text-properties style:text-underline-style="none" officeooo:rsid="00278907" officeooo:paragraph-rsid="0025f94f"/>
    </style:style>
    <style:style style:name="P111" style:family="paragraph" style:parent-style-name="Standard">
      <style:text-properties style:text-underline-style="none" officeooo:rsid="002480bc" officeooo:paragraph-rsid="00261f95"/>
    </style:style>
    <style:style style:name="P112" style:family="paragraph" style:parent-style-name="Standard">
      <style:text-properties style:text-underline-style="none" officeooo:rsid="003cd013" officeooo:paragraph-rsid="0028d742"/>
    </style:style>
    <style:style style:name="P113" style:family="paragraph" style:parent-style-name="Standard">
      <style:text-properties style:text-underline-style="none" officeooo:rsid="002961df" officeooo:paragraph-rsid="002a2e81"/>
    </style:style>
    <style:style style:name="P114" style:family="paragraph" style:parent-style-name="Standard">
      <style:text-properties style:text-underline-style="none" officeooo:rsid="00264135" officeooo:paragraph-rsid="002a2e81"/>
    </style:style>
    <style:style style:name="T1" style:family="text">
      <style:text-properties fo:font-size="12pt" fo:font-weight="normal" officeooo:rsid="00111c5f" style:font-size-asian="12pt" style:font-weight-asian="normal" style:font-size-complex="12pt" style:font-weight-complex="normal"/>
    </style:style>
    <style:style style:name="T2" style:family="text">
      <style:text-properties fo:font-size="12pt" fo:font-weight="normal" officeooo:rsid="001da774" style:font-size-asian="12pt" style:font-weight-asian="normal" style:font-size-complex="12pt" style:font-weight-complex="normal"/>
    </style:style>
    <style:style style:name="T3" style:family="text">
      <style:text-properties fo:font-size="12pt" fo:font-weight="normal" officeooo:rsid="0021601e" style:font-size-asian="12pt" style:font-weight-asian="normal" style:font-size-complex="12pt" style:font-weight-complex="normal"/>
    </style:style>
    <style:style style:name="T4" style:family="text">
      <style:text-properties fo:font-size="12pt" officeooo:rsid="0014d1c6" style:font-size-asian="12pt" style:font-size-complex="12pt"/>
    </style:style>
    <style:style style:name="T5" style:family="text">
      <style:text-properties fo:font-size="12pt" officeooo:rsid="00188079" style:font-size-asian="12pt" style:font-size-complex="12pt"/>
    </style:style>
    <style:style style:name="T6" style:family="text">
      <style:text-properties fo:font-size="12pt" officeooo:rsid="0021601e" style:font-size-asian="12pt" style:font-size-complex="12pt"/>
    </style:style>
    <style:style style:name="T7" style:family="text">
      <style:text-properties fo:font-variant="normal" fo:text-transform="none" fo:color="#252525" style:font-name="Liberation Serif" fo:font-size="12pt" fo:letter-spacing="normal" fo:font-style="normal" fo:font-weight="normal" officeooo:rsid="00111c5f" style:font-size-asian="12pt" style:font-weight-asian="normal" style:font-size-complex="12pt" style:font-weight-complex="normal"/>
    </style:style>
    <style:style style:name="T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9" style:family="text">
      <style:text-properties fo:font-variant="normal" fo:text-transform="none" fo:color="#000000" style:text-line-through-style="none" style:text-line-through-type="none" style:font-name="Liberation Serif" fo:letter-spacing="normal" fo:font-style="normal" style:text-underline-style="none" style:text-blinking="false"/>
    </style:style>
    <style:style style:name="T10" style:family="text">
      <style:text-properties fo:font-variant="normal" fo:text-transform="none" fo:color="#444444" style:font-name="Liberation Serif" fo:font-size="12pt" fo:letter-spacing="normal" fo:font-style="normal" fo:font-weight="normal" style:font-size-asian="12pt" style:font-size-complex="12pt"/>
    </style:style>
    <style:style style:name="T11" style:family="text">
      <style:text-properties officeooo:rsid="0014915f"/>
    </style:style>
    <style:style style:name="T12" style:family="text">
      <style:text-properties officeooo:rsid="00179619"/>
    </style:style>
    <style:style style:name="T13" style:family="text">
      <style:text-properties officeooo:rsid="00480f56"/>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292e2c"/>
    </style:style>
    <style:style style:name="T16" style:family="text">
      <style:text-properties style:text-underline-style="solid" style:text-underline-width="auto" style:text-underline-color="font-color" officeooo:rsid="004e8def"/>
    </style:style>
    <style:style style:name="T17" style:family="text">
      <style:text-properties style:text-underline-style="solid" style:text-underline-width="auto" style:text-underline-color="font-color" officeooo:rsid="00513927"/>
    </style:style>
    <style:style style:name="T18" style:family="text">
      <style:text-properties style:text-underline-style="solid" style:text-underline-width="auto" style:text-underline-color="font-color" officeooo:rsid="002a2e81"/>
    </style:style>
    <style:style style:name="T19" style:family="text">
      <style:text-properties officeooo:rsid="0048caae"/>
    </style:style>
    <style:style style:name="T20" style:family="text">
      <style:text-properties fo:font-size="10pt" style:text-underline-style="solid" style:text-underline-type="double" style:text-underline-width="auto" style:text-underline-color="font-color" style:font-size-asian="8.75pt" style:font-size-complex="10pt"/>
    </style:style>
    <style:style style:name="T21" style:family="text">
      <style:text-properties fo:font-size="10pt" style:text-underline-style="solid" style:text-underline-type="double" style:text-underline-width="auto" style:text-underline-color="font-color" officeooo:rsid="00212cfb" style:font-size-asian="8.75pt" style:font-size-complex="10pt"/>
    </style:style>
    <style:style style:name="T22" style:family="text">
      <style:text-properties fo:font-size="10pt" style:text-underline-style="solid" style:text-underline-type="double" style:text-underline-width="auto" style:text-underline-color="font-color" officeooo:rsid="002ce709" style:font-size-asian="8.75pt" style:font-size-complex="10pt"/>
    </style:style>
    <style:style style:name="T23" style:family="text">
      <style:text-properties fo:font-size="10pt" style:text-underline-style="solid" style:text-underline-type="double" style:text-underline-width="auto" style:text-underline-color="font-color" officeooo:rsid="00256d08" style:font-size-asian="8.75pt" style:font-size-complex="10pt"/>
    </style:style>
    <style:style style:name="T24" style:family="text">
      <style:text-properties fo:font-size="10pt" style:text-underline-style="solid" style:text-underline-type="double" style:text-underline-width="auto" style:text-underline-color="font-color" officeooo:rsid="001fa144" style:font-size-asian="8.75pt" style:font-size-complex="10pt"/>
    </style:style>
    <style:style style:name="T25" style:family="text">
      <style:text-properties fo:font-size="10pt" style:text-underline-style="solid" style:text-underline-type="double" style:text-underline-width="auto" style:text-underline-color="font-color" officeooo:rsid="00292e2c" style:font-size-asian="8.75pt" style:font-size-complex="10pt"/>
    </style:style>
    <style:style style:name="T26" style:family="text">
      <style:text-properties fo:font-size="10pt" style:text-underline-style="solid" style:text-underline-type="double" style:text-underline-width="auto" style:text-underline-color="font-color" officeooo:rsid="002ed278" style:font-size-asian="8.75pt" style:font-size-complex="10pt"/>
    </style:style>
    <style:style style:name="T27" style:family="text">
      <style:text-properties fo:font-size="10pt" style:text-underline-style="solid" style:text-underline-type="double" style:text-underline-width="auto" style:text-underline-color="font-color" officeooo:rsid="00306712" style:font-size-asian="8.75pt" style:font-size-complex="10pt"/>
    </style:style>
    <style:style style:name="T28" style:family="text">
      <style:text-properties fo:font-size="10pt" style:text-underline-style="solid" style:text-underline-type="double" style:text-underline-width="auto" style:text-underline-color="font-color" officeooo:rsid="00264135" style:font-size-asian="8.75pt" style:font-size-complex="10pt"/>
    </style:style>
    <style:style style:name="T29" style:family="text">
      <style:text-properties fo:font-size="10pt" style:text-underline-style="solid" style:text-underline-type="double" style:text-underline-width="auto" style:text-underline-color="font-color" officeooo:rsid="0031664b" style:font-size-asian="8.75pt" style:font-size-complex="10pt"/>
    </style:style>
    <style:style style:name="T30" style:family="text">
      <style:text-properties fo:font-size="10pt" style:text-underline-style="solid" style:text-underline-type="double" style:text-underline-width="auto" style:text-underline-color="font-color" officeooo:rsid="0033ccdf" style:font-size-asian="8.75pt" style:font-size-complex="10pt"/>
    </style:style>
    <style:style style:name="T31" style:family="text">
      <style:text-properties fo:font-size="10pt" style:text-underline-style="solid" style:text-underline-type="double" style:text-underline-width="auto" style:text-underline-color="font-color" officeooo:rsid="003aa283" style:font-size-asian="8.75pt" style:font-size-complex="10pt"/>
    </style:style>
    <style:style style:name="T32" style:family="text">
      <style:text-properties fo:font-size="10pt" style:text-underline-style="solid" style:text-underline-type="double" style:text-underline-width="auto" style:text-underline-color="font-color" officeooo:rsid="00532ed1" style:font-size-asian="8.75pt" style:font-size-complex="10pt"/>
    </style:style>
    <style:style style:name="T33" style:family="text">
      <style:text-properties fo:font-size="10pt" style:text-underline-style="solid" style:text-underline-type="double" style:text-underline-width="auto" style:text-underline-color="font-color" officeooo:rsid="004e8def" style:font-size-asian="8.75pt" style:font-size-complex="10pt"/>
    </style:style>
    <style:style style:name="T34" style:family="text">
      <style:text-properties fo:font-size="10pt" style:text-underline-style="solid" style:text-underline-type="double" style:text-underline-width="auto" style:text-underline-color="font-color" officeooo:rsid="00566ff6" style:font-size-asian="8.75pt" style:font-size-complex="10pt"/>
    </style:style>
    <style:style style:name="T35" style:family="text">
      <style:text-properties fo:font-size="10pt" style:text-underline-style="solid" style:text-underline-type="double" style:text-underline-width="auto" style:text-underline-color="font-color" officeooo:rsid="004c69b0" style:font-size-asian="8.75pt" style:font-size-complex="10pt"/>
    </style:style>
    <style:style style:name="T36" style:family="text">
      <style:text-properties fo:font-size="10pt" style:text-underline-style="solid" style:text-underline-type="double" style:text-underline-width="auto" style:text-underline-color="font-color" officeooo:rsid="003eb1d1" style:font-size-asian="8.75pt" style:font-size-complex="10pt"/>
    </style:style>
    <style:style style:name="T37" style:family="text">
      <style:text-properties fo:font-size="10pt" style:text-underline-style="solid" style:text-underline-type="double" style:text-underline-width="auto" style:text-underline-color="font-color" officeooo:rsid="003e2cc1" style:font-size-asian="8.75pt" style:font-size-complex="10pt"/>
    </style:style>
    <style:style style:name="T38" style:family="text">
      <style:text-properties fo:font-size="10pt" style:text-underline-style="solid" style:text-underline-type="double" style:text-underline-width="auto" style:text-underline-color="font-color" officeooo:rsid="00452a3c" style:font-size-asian="8.75pt" style:font-size-complex="10pt"/>
    </style:style>
    <style:style style:name="T39" style:family="text">
      <style:text-properties fo:font-size="10pt" style:text-underline-style="solid" style:text-underline-type="double" style:text-underline-width="auto" style:text-underline-color="font-color" officeooo:rsid="00471a1d" style:font-size-asian="8.75pt" style:font-size-complex="10pt"/>
    </style:style>
    <style:style style:name="T40" style:family="text">
      <style:text-properties fo:font-size="10pt" style:text-underline-style="solid" style:text-underline-type="double" style:text-underline-width="auto" style:text-underline-color="font-color" officeooo:rsid="00480f56" style:font-size-asian="8.75pt" style:font-size-complex="10pt"/>
    </style:style>
    <style:style style:name="T41" style:family="text">
      <style:text-properties fo:font-size="10pt" style:text-underline-style="solid" style:text-underline-type="double" style:text-underline-width="auto" style:text-underline-color="font-color" officeooo:rsid="0025f94f" style:font-size-asian="8.75pt" style:font-size-complex="10pt"/>
    </style:style>
    <style:style style:name="T42" style:family="text">
      <style:text-properties fo:font-size="10pt" style:text-underline-style="solid" style:text-underline-type="double" style:text-underline-width="auto" style:text-underline-color="font-color" officeooo:rsid="00261f95" style:font-size-asian="8.75pt" style:font-size-complex="10pt"/>
    </style:style>
    <style:style style:name="T43" style:family="text">
      <style:text-properties fo:font-size="10pt" officeooo:rsid="001fa144" style:font-size-asian="8.75pt" style:font-size-complex="10pt"/>
    </style:style>
    <style:style style:name="T44" style:family="text">
      <style:text-properties fo:font-size="10pt" officeooo:rsid="00292e2c" style:font-size-asian="8.75pt" style:font-size-complex="10pt"/>
    </style:style>
    <style:style style:name="T45" style:family="text">
      <style:text-properties fo:font-size="10pt" officeooo:rsid="0031664b" style:font-size-asian="8.75pt" style:font-size-complex="10pt"/>
    </style:style>
    <style:style style:name="T46" style:family="text">
      <style:text-properties fo:font-size="10pt" officeooo:rsid="00566ff6" style:font-size-asian="8.75pt" style:font-size-complex="10pt"/>
    </style:style>
    <style:style style:name="T47" style:family="text">
      <style:text-properties fo:font-size="10pt" officeooo:rsid="004c69b0" style:font-size-asian="8.75pt" style:font-size-complex="10pt"/>
    </style:style>
    <style:style style:name="T48" style:family="text">
      <style:text-properties fo:font-size="10pt" officeooo:rsid="003e2cc1" style:font-size-asian="8.75pt" style:font-size-complex="10pt"/>
    </style:style>
    <style:style style:name="T49" style:family="text">
      <style:text-properties fo:font-size="10pt" officeooo:rsid="00452a3c" style:font-size-asian="8.75pt" style:font-size-complex="10pt"/>
    </style:style>
    <style:style style:name="T50" style:family="text">
      <style:text-properties fo:font-size="10pt" officeooo:rsid="00261f95" style:font-size-asian="8.75pt" style:font-size-complex="10pt"/>
    </style:style>
    <style:style style:name="T51" style:family="text">
      <style:text-properties officeooo:rsid="00212cfb"/>
    </style:style>
    <style:style style:name="T52" style:family="text">
      <style:text-properties officeooo:rsid="00292e2c"/>
    </style:style>
    <style:style style:name="T53" style:family="text">
      <style:text-properties officeooo:rsid="002b0d0d"/>
    </style:style>
    <style:style style:name="T54" style:family="text">
      <style:text-properties officeooo:rsid="002961df"/>
    </style:style>
    <style:style style:name="T55" style:family="text">
      <style:text-properties officeooo:rsid="00532ed1"/>
    </style:style>
    <style:style style:name="T56" style:family="text">
      <style:text-properties officeooo:rsid="004e8def"/>
    </style:style>
    <style:style style:name="T57" style:family="text">
      <style:text-properties officeooo:rsid="00513927"/>
    </style:style>
    <style:style style:name="T58" style:family="text">
      <style:text-properties officeooo:rsid="004a67b8"/>
    </style:style>
    <style:style style:name="T59" style:family="text">
      <style:text-properties officeooo:rsid="004cf4d9"/>
    </style:style>
    <style:style style:name="T60" style:family="text">
      <style:text-properties officeooo:rsid="005790a4"/>
    </style:style>
    <style:style style:name="T61" style:family="text">
      <style:text-properties officeooo:rsid="0057cf07"/>
    </style:style>
    <style:style style:name="T62" style:family="text">
      <style:text-properties officeooo:rsid="005a19db"/>
    </style:style>
    <style:style style:name="T63" style:family="text">
      <style:text-properties officeooo:rsid="00437053"/>
    </style:style>
    <style:style style:name="T64" style:family="text">
      <style:text-properties officeooo:rsid="003cd013"/>
    </style:style>
    <style:style style:name="T65" style:family="text">
      <style:text-properties officeooo:rsid="001be383"/>
    </style:style>
    <style:style style:name="T66" style:family="text">
      <style:text-properties officeooo:rsid="001e79fd"/>
    </style:style>
    <style:style style:name="T67" style:family="text">
      <style:text-properties officeooo:rsid="0022d55c"/>
    </style:style>
    <style:style style:name="T68" style:family="text">
      <style:text-properties officeooo:rsid="0025f94f"/>
    </style:style>
    <style:style style:name="T69" style:family="text">
      <style:text-properties fo:font-style="normal" style:font-style-asian="normal" style:font-style-complex="normal"/>
    </style:style>
    <style:style style:name="T70" style:family="text">
      <style:text-properties fo:font-style="normal" officeooo:rsid="004a67b8" style:font-style-asian="normal" style:font-style-complex="normal"/>
    </style:style>
    <style:style style:name="T71" style:family="text">
      <style:text-properties fo:font-style="normal" style:text-underline-style="solid" style:text-underline-width="auto" style:text-underline-color="font-color" style:font-style-asian="normal" style:font-style-complex="normal"/>
    </style:style>
    <style:style style:name="T72" style:family="text">
      <style:text-properties fo:font-weight="normal" style:font-weight-asian="normal" style:font-weight-complex="normal"/>
    </style:style>
    <style:style style:name="T73" style:family="text">
      <style:text-properties fo:font-weight="normal" officeooo:rsid="002a2e81" style:font-weight-asian="normal" style:font-weight-complex="normal"/>
    </style:style>
    <style:style style:name="T74" style:family="text">
      <style:text-properties officeooo:rsid="00261f95"/>
    </style:style>
    <style:style style:name="T75" style:family="text">
      <style:text-properties officeooo:rsid="002a2e8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Simón Bolívar </text:p>
      <text:p text:style-name="P1">Laboratorio de Bases de Datos</text:p>
      <text:p text:style-name="P1">Profesores: <text:s/>Leonid Tineo</text:p>
      <text:p text:style-name="P1"><text:s text:c="20"/>Darwin Rocha</text:p>
      <text:p text:style-name="P1"/>
      <text:p text:style-name="P1"/>
      <text:p text:style-name="P1"/>
      <text:p text:style-name="P1"/>
      <text:p text:style-name="P1"/>
      <text:p text:style-name="P1"/>
      <text:p text:style-name="P3"/>
      <text:p text:style-name="P3"/>
      <text:p text:style-name="P3">TRADUCCIÓN AL RELACIONAL:</text:p>
      <text:p text:style-name="P3">BASES DE DATOS DE VENTRUEPE</text:p>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5">Integrantes:</text:p>
      <text:p text:style-name="P92"><text:span text:style-name="T1">Ricardo M</text:span><text:span text:style-name="T10">ü</text:span><text:span text:style-name="T7">nch</text:span><text:span text:style-name="T1"> - <text:s/></text:span><text:span text:style-name="T3">11-10684</text:span></text:p>
      <text:p text:style-name="P5">Manuel Gomes – 11-10375</text:p>
      <text:p text:style-name="P6"/>
      <text:p text:style-name="P6">Caracas, 16 de mayo de 2015</text:p>
      <text:p text:style-name="P6"/>
      <text:p text:style-name="P98"><text:soft-page-break/>Resumen</text:p>
      <text:p text:style-name="P98"/>
      <text:p text:style-name="P98"/>
      <text:p text:style-name="P93"/>
      <text:p text:style-name="P94"><text:tab/><text:span text:style-name="T6">Se realizó la traducción desde el esquema entidad-relación extendido de la entrega para la primera fase, hacia el modelo relacional, el modelo más utilizado a nivel mundial, esto con la finalidad de acercarnos más a lo que realmente es interactuar con una base de datos ya propiamente dicha. Se tradujo, como dicta la teoría de la traducción, se empezó por las entidades fuertes seguidas de la débiles, luego las relaciones de cardinalidad 1:1, acto seguido las 1:N, luego las M:N, después los atributos multivaluados y relaciones n-arias. Como el esquema base se fundamentaba en la teoría del modelo entidad-relación extendido, se tradujo también las especializaciones y generalizaciones.</text:span></text:p>
      <text:p text:style-name="P51"/>
      <text:p text:style-name="P51"><text:tab/><text:span text:style-name="T67">Se realizó además un conjunto de tablas en PostgeSQL que simulan la base de datos que se esquematizó anterirmente.</text:span></text:p>
      <text:p text:style-name="P51"/>
      <text:p text:style-name="P51"><text:span text:style-name="T67"><text:tab/>Pero antes se corrigeron algunos errores y se hicieron cambios con respecto al esquema entregado para la fase anterior, los cuales serán listados en el contenido del trabajo. </text:span></text:p>
      <text:p text:style-name="P51"/>
      <text:p text:style-name="P59"><text:tab/>El resultado fue un esquema entidad-relación extendido del problema planteado de la mega-tienda VenTruePe, un modelado relacional resultante de la traducción del esquema mencionado anteriormente y una base de datos en SQL que se piensa cumple los requisitos de calidad pedidos.</text:p>
      <text:p text:style-name="P6"/>
      <text:p text:style-name="P6"/>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5"><text:soft-page-break/>Índice</text:p>
      <text:p text:style-name="P16"/>
      <text:list xml:id="list1382180217147271236" text:style-name="L1">
        <text:list-header>
          <text:p text:style-name="P39"/>
        </text:list-header>
      </text:list>
      <text:list xml:id="list5140925055302789434" text:style-name="L2">
        <text:list-item>
          <text:p text:style-name="P49">Introducción</text:p>
          <text:p text:style-name="P49"/>
        </text:list-item>
        <text:list-item>
          <text:p text:style-name="P50">Contenido</text:p>
          <text:p text:style-name="P50"/>
          <text:list>
            <text:list-item>
              <text:p text:style-name="P50">Planteamiento del problema</text:p>
              <text:p text:style-name="P50"/>
            </text:list-item>
            <text:list-item>
              <text:p text:style-name="P50">Fundamentos Teóricos</text:p>
              <text:p text:style-name="P50"/>
            </text:list-item>
            <text:list-item>
              <text:p text:style-name="P50">Solución</text:p>
            </text:list-item>
          </text:list>
          <text:p text:style-name="P49"/>
        </text:list-item>
        <text:list-item>
          <text:p text:style-name="P49">Conclusiones</text:p>
          <text:p text:style-name="P49"/>
        </text:list-item>
        <text:list-item>
          <text:p text:style-name="P49">Bibliografía</text:p>
          <text:p text:style-name="P49"/>
        </text:list-item>
        <text:list-item>
          <text:p text:style-name="P49">Apéndices</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list xml:id="list214205755103744" text:continue-list="list5140925055302789434" text:style-name="L2">
        <text:list-item text:start-value="1">
          <text:p text:style-name="P99">Primer capítulo</text:p>
        </text:list-item>
      </text:list>
      <text:p text:style-name="P42"/>
      <text:p text:style-name="P42"/>
      <text:p text:style-name="P42"/>
      <text:p text:style-name="P42"/>
      <text:list xml:id="list214206023216230" text:continue-numbering="true" text:style-name="L2">
        <text:list-item>
          <text:list>
            <text:list-item>
              <text:p text:style-name="P43">Diagrama Entidad-Relación extendido</text:p>
              <text:p text:style-name="P43"/>
            </text:list-item>
            <text:list-item>
              <text:p text:style-name="P43">Traducción de generalizaciones, categorizaciones y\o especializaciones</text:p>
            </text:list-item>
          </text:list>
        </text:list-item>
      </text:list>
      <text:p text:style-name="P45"/>
      <text:p text:style-name="P47"><text:tab/><text:span text:style-name="T72">Las</text:span><text:span text:style-name="T73"> siguientes son las traducciones de las generalizaciones, categorizaciones </text:span><text:span text:style-name="T72">y\o especializaciones </text:span><text:span text:style-name="T73">al modelo relacional del esquema realizado para la entrega, en orden alfabético:</text:span></text:p>
      <text:p text:style-name="P47"/>
      <text:p text:style-name="P47"><text:span text:style-name="T73"/></text:p>
      <text:list xml:id="list214206959200335" text:continue-numbering="true" text:style-name="L2">
        <text:list-item>
          <text:list>
            <text:list-item>
              <text:p text:style-name="P43">Traducción de interrelaciones</text:p>
            </text:list-item>
          </text:list>
        </text:list-item>
      </text:list>
      <text:p text:style-name="P48"/>
      <text:p text:style-name="P48"><text:tab/><text:span text:style-name="T72">A continuación las interrelaciones del esquema de Entidad-relación extendido que se realizó, traducidas y mostradas en orden alfabético:</text:span></text:p>
      <text:p text:style-name="P74"/>
      <text:p text:style-name="P112"><text:s text:c="17"/><text:span text:style-name="T36">A</text:span><text:span text:style-name="T37">RTICULO_U</text:span><text:span text:style-name="T48"> <text:s text:c="2"/></text:span><text:span text:style-name="T36"><text:s text:c="4"/>T</text:span><text:span text:style-name="T37">RUEQUE <text:s text:c="3"/></text:span></text:p>
      <text:p text:style-name="P72">CAMBIO(<text:span text:style-name="T14"> num_inv_c <text:s/>, serial_trueque</text:span>, num_inv_t)</text:p>
      <text:p text:style-name="P72"/>
      <text:p text:style-name="P72"/>
      <text:p text:style-name="P105"><text:s text:c="21"/><text:span text:style-name="T54"><text:s/></text:span><text:span text:style-name="T29"><text:s text:c="2"/>LOTE <text:s text:c="2"/></text:span><text:span text:style-name="T45"><text:s text:c="3"/></text:span><text:span text:style-name="T31">ARTICULO_N</text:span></text:p>
      <text:p text:style-name="P75">CONTIENE(<text:span text:style-name="T14">fact_lote, <text:s text:c="3"/>num_inv <text:s text:c="3"/></text:span>, cantidad)</text:p>
      <text:p text:style-name="P75"/>
      <text:p text:style-name="P101"><text:s text:c="19"/><text:span text:style-name="T34">DEPENDIENTE</text:span><text:span text:style-name="T46"> <text:s/></text:span><text:span text:style-name="T34">EMPLEADO</text:span></text:p>
      <text:p text:style-name="P76">PARIENTE(<text:span text:style-name="T14"> <text:s text:c="2"/></text:span><text:span text:style-name="T18">num_dep</text:span><text:span text:style-name="T14"> <text:s text:c="3"/>, <text:s text:c="4"/>cedula <text:s text:c="3"/></text:span>, parentesco)</text:p>
      <text:p text:style-name="P86">Observación: <text:span text:style-name="T69">el atributo num_dep es una clave postiza ya que esta relación no se logró vincular de otra manera con la relación DEPENDIENTE.</text:span></text:p>
      <text:p text:style-name="P86"><text:span text:style-name="T69"><text:s/></text:span></text:p>
      <text:p text:style-name="P70"><text:tab/><text:tab/><text:tab/><text:span text:style-name="T42"> PEDIDO </text:span><text:span text:style-name="T50"><text:s/></text:span><text:span text:style-name="T42"><text:s text:c="8"/>CLIENTE <text:s text:c="4"/></text:span><text:span text:style-name="T50"><text:s text:c="3"/></text:span><text:span text:style-name="T42"><text:s text:c="8"/>VENDEDOR <text:s/></text:span><text:span text:style-name="T50"><text:s text:c="2"/></text:span></text:p>
      <text:p text:style-name="P74">REALIZA_PEDIDO(<text:span text:style-name="T14"> serial_f , cedula_cliente , cedula_vendedor</text:span> )</text:p>
      <text:p text:style-name="P74"/>
      <text:p text:style-name="P74"/>
      <text:p text:style-name="P70"><text:tab/><text:tab/><text:tab/> <text:s text:c="2"/><text:span text:style-name="T42"><text:s/>TRUEQUE </text:span><text:span text:style-name="T50"><text:s/></text:span><text:span text:style-name="T42"><text:s text:c="8"/>CLIENTE <text:s text:c="4"/></text:span><text:span text:style-name="T50"><text:s text:c="3"/></text:span><text:span text:style-name="T42"><text:s text:c="8"/>VENDEDOR <text:s/></text:span><text:span text:style-name="T50"><text:s text:c="2"/></text:span></text:p>
      <text:p text:style-name="P74">REALIZA_TRUEQUE( <text:s/><text:span text:style-name="T14">serial_f <text:s text:c="2"/>, cedula_cliente , cedula_vendedor</text:span> )</text:p>
      <text:p text:style-name="P48"/>
      <text:p text:style-name="P48"/>
      <text:p text:style-name="P70"><text:tab/><text:tab/><text:tab/><text:span text:style-name="T42">VENTA <text:s/></text:span><text:span text:style-name="T50"><text:s/></text:span><text:span text:style-name="T42"><text:s text:c="8"/>CLIENTE <text:s text:c="4"/></text:span><text:span text:style-name="T50"><text:s text:c="3"/></text:span><text:span text:style-name="T42"><text:s text:c="8"/>VENDEDOR <text:s/></text:span><text:span text:style-name="T50"><text:s text:c="2"/></text:span></text:p>
      <text:p text:style-name="P74">REALIZA_VENTA( <text:span text:style-name="T14">serial_f , cedula_cliente , cedula_vendedor</text:span> )</text:p>
      <text:p text:style-name="P74"/>
      <text:p text:style-name="P113"><text:s text:c="18"/><text:span text:style-name="T29"><text:s text:c="4"/>LOTE <text:s text:c="4"/></text:span></text:p>
      <text:p text:style-name="P77">SE_PAGA(<text:span text:style-name="T14">serial_l,</text:span> fecha, monto, num_transaccion, num_cuenta)</text:p>
      <text:p text:style-name="P77"/>
      <text:p text:style-name="P114"><text:s text:c="17"/><text:span text:style-name="T24">PRODUCTO</text:span><text:span text:style-name="T43"> <text:s text:c="4"/></text:span><text:span text:style-name="T25"><text:s text:c="4"/></text:span><text:span text:style-name="T26">O</text:span><text:span text:style-name="T25">RDEN <text:s text:c="2"/></text:span></text:p>
      <text:p text:style-name="P78">SE_PIDE(<text:span text:style-name="T14"> <text:s/></text:span><text:span text:style-name="T15">codigo_p <text:s/>, num_orden</text:span><text:span text:style-name="T52">, cantidad</text:span>)</text:p>
      <text:p text:style-name="P78"/>
      <text:p text:style-name="P78"><text:soft-page-break/></text:p>
      <text:p text:style-name="P79">SE_SOLICITA(num_pedido, codigo_p, cantidad)</text:p>
      <text:p text:style-name="P79"/>
      <text:p text:style-name="P79"/>
      <text:p text:style-name="P48"/>
      <text:list xml:id="list214205373922122" text:continue-numbering="true" text:style-name="L2">
        <text:list-item>
          <text:list>
            <text:list-item>
              <text:p text:style-name="P44">Traducción de entidades y atributos polivalentes</text:p>
            </text:list-item>
          </text:list>
        </text:list-item>
      </text:list>
      <text:p text:style-name="P46"/>
      <text:list xml:id="list214205486399479" text:continue-numbering="true" text:style-name="L2">
        <text:list-item>
          <text:list>
            <text:list-header>
              <text:p text:style-name="P60"><text:span text:style-name="T68">Las siguientes son las entidades y atributos polivalentes resultante de la traducción del esquema de Entidad-relacion Extendido que se realizó para la entrega en órden alfabético (se evitó tildar aquellas palabras que en español llevan tildes para tratar de evitar conflictos con la base de datos):</text:span></text:p>
              <text:p text:style-name="P60"/>
            </text:list-header>
          </text:list>
        </text:list-item>
      </text:list>
      <text:p text:style-name="P100"><text:span text:style-name="T47"><text:s text:c="43"/></text:span><text:span text:style-name="T35">EMPLEADO</text:span></text:p>
      <text:p text:style-name="P61"><text:span text:style-name="T60">ADMINISTRATIVO</text:span>(<text:span text:style-name="T14"> <text:s text:c="4"/>cedula <text:s text:c="2"/></text:span>, <text:span text:style-name="T60">cargo)</text:span></text:p>
      <text:p text:style-name="P61"/>
      <text:p text:style-name="P102"><text:s text:c="132"/><text:span text:style-name="T30"><text:s text:c="3"/>PRODUCTO <text:s text:c="2"/></text:span></text:p>
      <text:p text:style-name="P104">ARTICULO_N(<text:span text:style-name="T14">num_inv</text:span>, ult_costo, minimo, categoria, fecha_elab, precio_venta, cod_producto)</text:p>
      <text:p text:style-name="P104"/>
      <text:p text:style-name="P104"><text:s text:c="78"/><text:span text:style-name="T20"><text:s text:c="3"/>PRODUCTO <text:s text:c="2"/></text:span></text:p>
      <text:p text:style-name="P63">ARTICULO_U(<text:span text:style-name="T14">num_inv</text:span>, categoria, fecha_elab, cod_producto)</text:p>
      <text:p text:style-name="P63"/>
      <text:p text:style-name="P63"/>
      <text:p text:style-name="P80">BONO(monto)</text:p>
      <text:p text:style-name="P46"/>
      <text:p text:style-name="P107"><text:s text:c="18"/><text:span text:style-name="T33">PER</text:span><text:span text:style-name="T41">S</text:span><text:span text:style-name="T33">ONA</text:span></text:p>
      <text:p text:style-name="P64"><text:span text:style-name="T61">CLIENTE</text:span>(<text:span text:style-name="T14"> <text:s/>cedula <text:s/></text:span><text:span text:style-name="T62">)</text:span></text:p>
      <text:p text:style-name="P46"/>
      <text:p text:style-name="P46"/>
      <text:p text:style-name="P108"><text:s text:c="121"/><text:span text:style-name="T20"><text:s text:c="10"/></text:span><text:span text:style-name="T32">PRIMA <text:s text:c="10"/></text:span></text:p>
      <text:p text:style-name="P65">DEPENDIENTE(<text:span text:style-name="T68">num_dep</text:span>,nombre, apellido, sexo, edad, direccion, correo, <text:span text:style-name="T55">sexo_p, grupo_et</text:span>) </text:p>
      <text:p text:style-name="P81"><text:span text:style-name="T75">Observación</text:span>: <text:span text:style-name="T69">el atributo num_dep es una clave postiza ya que dependiente no tiene clave propia.</text:span></text:p>
      <text:p text:style-name="P81"/>
      <text:p text:style-name="P106"><text:s text:c="23"/><text:span text:style-name="T33">PER</text:span><text:span text:style-name="T41">S</text:span><text:span text:style-name="T33">ONA</text:span></text:p>
      <text:p text:style-name="P82"><text:span text:style-name="T69">EMPLEADO(</text:span><text:span text:style-name="T71"> <text:s/>cedula <text:s/></text:span><text:span text:style-name="T69">, fecha_i</text:span><text:span text:style-name="T70">ngreso</text:span><text:span text:style-name="T69">, sueldo_base)</text:span></text:p>
      <text:p text:style-name="P82"/>
      <text:p text:style-name="P82"><text:span text:style-name="T69"/></text:p>
      <text:p text:style-name="P102"><text:s text:c="32"/><text:span text:style-name="T20">PRODUCTO</text:span></text:p>
      <text:p text:style-name="P87">LISTA_PRECIOS( <text:s/><text:span text:style-name="T14">codigo_p <text:s/>, año_elab</text:span>, precio)</text:p>
      <text:p text:style-name="P87"/>
      <text:p text:style-name="P87"/>
      <text:p text:style-name="P110"><text:s text:c="26"/><text:span text:style-name="T25"><text:s text:c="4"/></text:span><text:span text:style-name="T27">OR</text:span><text:span text:style-name="T25">DEN <text:s text:c="3"/></text:span><text:span text:style-name="T44"><text:s text:c="2"/></text:span><text:span text:style-name="T28">PROVEEDORA</text:span></text:p>
      <text:p text:style-name="P88">LOTE(<text:span text:style-name="T14">serial_f</text:span>, num_orden <text:s/>, <text:s text:c="5"/><text:span text:style-name="T53">rif_p <text:s text:c="6"/></text:span>, <text:span text:style-name="T53">fecha, monto</text:span>)</text:p>
      <text:p text:style-name="P87"/>
      <text:p text:style-name="P87"/>
      <text:p text:style-name="P89">MARCA(<text:span text:style-name="T14">nombre</text:span>)</text:p>
      <text:p text:style-name="P89"/>
      <text:p text:style-name="P89"/>
      <text:p text:style-name="P89"/>
      <text:p text:style-name="P111"><text:s text:c="46"/><text:span text:style-name="T21"><text:s text:c="8"/></text:span><text:span text:style-name="T22">M</text:span><text:span text:style-name="T21">ARCA <text:s text:c="6"/></text:span></text:p>
      <text:p text:style-name="P83"><text:soft-page-break/><text:span text:style-name="T69">MODELO(</text:span><text:span text:style-name="T71">nombre_modelo, nombre_marca</text:span><text:span text:style-name="T69">)</text:span></text:p>
      <text:p text:style-name="P83"><text:span text:style-name="T69"/></text:p>
      <text:p text:style-name="P83"/>
      <text:p text:style-name="P84"><text:span text:style-name="T69">ORDEN(</text:span><text:span text:style-name="T71">num</text:span><text:span text:style-name="T69">, fecha, monto, rif_p)</text:span></text:p>
      <text:p text:style-name="P84"><text:span text:style-name="T69"/></text:p>
      <text:p text:style-name="P84"/>
      <text:p text:style-name="P85"><text:span text:style-name="T69">PEDIDO(</text:span><text:span text:style-name="T71">num_pedido</text:span><text:span text:style-name="T69">)</text:span></text:p>
      <text:p text:style-name="P65"/>
      <text:p text:style-name="P65"/>
      <text:p text:style-name="P66">PERSON<text:span text:style-name="T56">A(</text:span><text:span text:style-name="T16">cedula</text:span><text:span text:style-name="T56">, nombre, apellido, sexo, edad, direccion, correo</text:span>)</text:p>
      <text:p text:style-name="P66"/>
      <text:p text:style-name="P66"/>
      <text:p text:style-name="P67">PRIMA(<text:span text:style-name="T14">sexo, grupo_et</text:span>, monto)</text:p>
      <text:p text:style-name="P67"/>
      <text:p text:style-name="P103"><text:s text:c="71"/><text:span text:style-name="T21"><text:s text:c="24"/></text:span><text:span text:style-name="T23">MODELO <text:s text:c="19"/></text:span></text:p>
      <text:p text:style-name="P68">PRODUCTO(<text:span text:style-name="T14">codigo</text:span>, nombre, descripcion, <text:span text:style-name="T51">nombre_marca, nombre_modelo</text:span>)</text:p>
      <text:p text:style-name="P68"/>
      <text:p text:style-name="P68"/>
      <text:p text:style-name="P69">PROVEEDORA(<text:span text:style-name="T14">rif</text:span>, nombre, direccio<text:span text:style-name="T74">n</text:span>)</text:p>
      <text:p text:style-name="P69"/>
      <text:p text:style-name="P69"/>
      <text:p text:style-name="P71">TRUEQUE(<text:span text:style-name="T14">serial_r</text:span>, fecha, monto, forma_pago, num_tarjeta, clave_conf)</text:p>
      <text:p text:style-name="P46"/>
      <text:p text:style-name="P109"><text:s text:c="23"/><text:span text:style-name="T35">EMPLEADO</text:span></text:p>
      <text:p text:style-name="P62">VENDEDOR(<text:span text:style-name="T14"> <text:s text:c="4"/>cedula <text:s text:c="2"/></text:span>, <text:span text:style-name="T59">categoria, sueldo, turno, num_sabados</text:span>)</text:p>
      <text:p text:style-name="P62"/>
      <text:p text:style-name="P62"/>
      <text:p text:style-name="P73">VENTA(<text:span text:style-name="T14">serial_f</text:span>, <text:span text:style-name="T64">fecha, monto, forma_pago, num_tarjeta, clave_conf</text:span>)</text:p>
      <text:p text:style-name="P62"/>
      <text:p text:style-name="P62"/>
      <text:p text:style-name="P62"/>
      <text:p text:style-name="P62"/>
      <text:p text:style-name="P46"/>
      <text:p text:style-name="P46"/>
      <text:p text:style-name="P46"/>
      <text:list xml:id="list214206160417875" text:continue-numbering="true" text:style-name="L2">
        <text:list-item>
          <text:list>
            <text:list-header>
              <text:p text:style-name="P43"/>
            </text:list-header>
            <text:list-item>
              <text:p text:style-name="P43">Nuevas restricciones</text:p>
            </text:list-item>
          </text:list>
        </text:list-item>
      </text:list>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96"/>
      <text:list xml:id="list214205173908699" text:continue-numbering="true" text:style-name="L2">
        <text:list-item>
          <text:p text:style-name="P97">Segundo Capítulo</text:p>
          <text:list>
            <text:list-item>
              <text:p text:style-name="P43">Diagrama Entidad-Relación extendido con correcciones</text:p>
            </text:list-item>
            <text:list-item>
              <text:p text:style-name="P43">Diccionario de Datos con correciones</text:p>
            </text:list-item>
            <text:list-item>
              <text:p text:style-name="P43">Restricciones con correciones</text:p>
            </text:list-item>
          </text:list>
        </text:list-item>
      </text:list>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list xml:id="list214205645373342" text:continue-numbering="true" text:style-name="L2">
        <text:list-item>
          <text:p text:style-name="P97">Conclusiones</text:p>
        </text:list-item>
      </text:list>
      <text:p text:style-name="P96"/>
      <text:p text:style-name="P96"/>
      <text:p text:style-name="P96"/>
      <text:p text:style-name="P45"/>
      <text:p text:style-name="P45"/>
      <text:p text:style-name="P45"/>
      <text:p text:style-name="P96"/>
      <text:p text:style-name="P95"/>
      <text:p text:style-name="P16"/>
      <text:p text:style-name="P16"/>
      <text:p text:style-name="P55"/>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14205562658255" text:continue-numbering="true" text:style-name="L2">
        <text:list-item>
          <text:p text:style-name="P40">Contenido</text:p>
          <text:p text:style-name="P40"/>
          <text:p text:style-name="P40"/>
          <text:list>
            <text:list-item>
              <text:p text:style-name="P53">Planteamiento del problema: Como continuación al proyecto que se inició con el diseño, la realización y <text:s/>entrega del modelo conceptual de la base de datos de la mega-tienda VenTruePe, el cual representa el mini-mundo de la empresa, se prsigue con la traducción de dicho esquema al modelo relacional ya que este último es el modelo de mayor uso en la actualidad para representar problemas y gestionar datos relacionados con estos últimos.</text:p>
              <text:p text:style-name="P53"/>
              <text:p text:style-name="P53"/>
              <text:p text:style-name="P53"/>
            </text:list-item>
            <text:list-item>
              <text:p text:style-name="P53">Fundamentos teóricos: La base de este trabajo será la teoría del modelo relacional, y se buscará la mejor traducción posible del modelo conceptual, en lugar de cualquier traducción válida, se agregarán las restricciones necesarias para que <text:span text:style-name="T11">se represente aquello que nuestro esquema conceptual logró representar en este </text:span><text:s/><text:span text:style-name="T11">nuevo modelo. Como lo indica la teoría del modelo relacional, los atributos compuestos se verán representados únicamente por sus componentes como atributos independientes.</text:span></text:p>
              <text:p text:style-name="P53"/>
              <text:p text:style-name="P53"/>
            </text:list-item>
            <text:list-item>
              <text:p text:style-name="P56">Solución: Las siguientes son las relaciones resultado de la traducción del modeloc conceptual de la base de datos que diseñamos para la mega-tienda VenTruePe, presentado para la entrega anterior. Inmediatamente después serán expuestos los cambios y <text:soft-page-break/>restricciones adicionales.</text:p>
            </text:list-item>
          </text:list>
        </text:list-item>
      </text:list>
      <text:p text:style-name="P9"/>
      <text:p text:style-name="P9"/>
      <text:p text:style-name="P9"/>
      <text:list xml:id="list214206216578682" text:continue-numbering="true" text:style-name="L2">
        <text:list-item>
          <text:list>
            <text:list-item>
              <text:list>
                <text:list-item>
                  <text:p text:style-name="P57"><text:span text:style-name="T65">Relaciones</text:span>:</text:p>
                </text:list-item>
              </text:list>
            </text:list-item>
          </text:list>
        </text:list-item>
      </text:list>
      <text:p text:style-name="P10"/>
      <text:p text:style-name="P10"/>
      <text:p text:style-name="P10"/>
      <text:p text:style-name="P10"/>
      <text:p text:style-name="P22">MARCA(<text:span text:style-name="T14">nombre</text:span>)</text:p>
      <text:p text:style-name="P22"><text:s text:c="46"/><text:span text:style-name="T21"><text:s text:c="8"/></text:span><text:span text:style-name="T22">M</text:span><text:span text:style-name="T21">ARCA <text:s text:c="6"/></text:span></text:p>
      <text:p text:style-name="P22">MODELO(<text:span text:style-name="T14">nombre_modelo, nombre_marca</text:span>)</text:p>
      <text:p text:style-name="P21"><text:s text:c="71"/><text:span text:style-name="T21"><text:s text:c="24"/></text:span><text:span text:style-name="T23">MODELO <text:s text:c="19"/></text:span></text:p>
      <text:p text:style-name="P21">PRODUCTO(<text:span text:style-name="T14">codigo</text:span>, nombre, descripcion, <text:span text:style-name="T51">nombre_marca, nombre_modelo</text:span>)</text:p>
      <text:p text:style-name="P21"><text:s text:c="30"/><text:span text:style-name="T20">PRODUCTO</text:span></text:p>
      <text:p text:style-name="P21">LISTA_PRECIOS(<text:span text:style-name="T14">codigo_p, año_elab</text:span>, precio)</text:p>
      <text:p text:style-name="P21"/>
      <text:p text:style-name="P23">PROVEEDORA(<text:span text:style-name="T14">rif</text:span>, nombre, direccion, )</text:p>
      <text:p text:style-name="P23"><text:s text:c="32"/><text:span text:style-name="T20">PROVEEDORA</text:span></text:p>
      <text:p text:style-name="P23">TELEFONO_PRO(<text:span text:style-name="T14"> <text:s text:c="6"/>rif_p <text:s text:c="7"/>, numero</text:span>)</text:p>
      <text:p text:style-name="P21"/>
      <text:p text:style-name="P23">ORDEN(<text:span text:style-name="T14">num</text:span>, fecha, monto, rif_p)</text:p>
      <text:p text:style-name="P23"><text:s text:c="17"/><text:span text:style-name="T24">PRODUCTO</text:span><text:span text:style-name="T43"> <text:s text:c="4"/></text:span><text:span text:style-name="T25"><text:s text:c="4"/></text:span><text:span text:style-name="T26">O</text:span><text:span text:style-name="T25">RDEN <text:s text:c="2"/></text:span></text:p>
      <text:p text:style-name="P24">SE_PIDE(<text:span text:style-name="T14"> <text:s/></text:span><text:span text:style-name="T15">codigo_p <text:s/>, num_orden</text:span><text:span text:style-name="T52">, cantidad</text:span>)</text:p>
      <text:p text:style-name="P24"><text:s text:c="35"/><text:span text:style-name="T25"><text:s text:c="4"/></text:span><text:span text:style-name="T27">OR</text:span><text:span text:style-name="T25">DEN <text:s text:c="3"/></text:span><text:span text:style-name="T44"><text:s text:c="2"/></text:span><text:span text:style-name="T28">PROVEEDORA</text:span></text:p>
      <text:p text:style-name="P25">LOTE(<text:span text:style-name="T14">serial_f</text:span>, num_orden, <text:s text:c="7"/><text:span text:style-name="T53">rif_p <text:s text:c="6"/></text:span>, <text:span text:style-name="T53">fecha, monto</text:span>)</text:p>
      <text:p text:style-name="P25"><text:s text:c="18"/><text:span text:style-name="T29"><text:s text:c="4"/>LOTE <text:s text:c="4"/></text:span></text:p>
      <text:p text:style-name="P26">SE_PAGA(<text:span text:style-name="T14">serial_l,</text:span> fecha, monto, num_transaccion, num_cuenta)</text:p>
      <text:p text:style-name="P21"><text:s text:c="132"/><text:span text:style-name="T30"><text:s text:c="3"/>PRODUCTO <text:s text:c="2"/></text:span></text:p>
      <text:p text:style-name="P27">ARTICULO_N(<text:span text:style-name="T14">num_inv</text:span>, ult_costo, minimo, categoria, fecha_elab, precio_venta, cod_producto)</text:p>
      <text:p text:style-name="P27"><text:s text:c="78"/><text:span text:style-name="T20"><text:s text:c="3"/>PRODUCTO <text:s text:c="2"/></text:span></text:p>
      <text:p text:style-name="P27">ARTICULO_U(<text:span text:style-name="T14">num_inv</text:span>, categoria, fecha_elab, cod_producto)</text:p>
      <text:p text:style-name="P27"><text:s text:c="21"/><text:span text:style-name="T54"><text:s/></text:span><text:span text:style-name="T29"><text:s text:c="2"/>LOTE <text:s text:c="2"/></text:span><text:span text:style-name="T45"><text:s text:c="3"/></text:span><text:span text:style-name="T31">ARTICULO_N</text:span></text:p>
      <text:p text:style-name="P28">CONTIENE(<text:span text:style-name="T14">fact_lote, <text:s text:c="3"/>num_inv <text:s text:c="3"/></text:span>, cantidad)</text:p>
      <text:p text:style-name="P28"/>
      <text:p text:style-name="P29">PRIMA(<text:span text:style-name="T14">sexo, grupo_et</text:span>, monto)</text:p>
      <text:p text:style-name="P29"><text:s text:c="108"/><text:span text:style-name="T20"><text:s text:c="10"/></text:span><text:span text:style-name="T32">PRIMA <text:s text:c="10"/></text:span></text:p>
      <text:p text:style-name="P30">DEPENDIENTE(?,nombre, apellido, sexo, edad, direccion, correo, <text:span text:style-name="T55">sexo_p, grupo_et</text:span>)</text:p>
      <text:p text:style-name="P31"/>
      <text:p text:style-name="P32">PERSON<text:span text:style-name="T56">A(</text:span><text:span text:style-name="T16">cedula</text:span><text:span text:style-name="T56">, nombre, apellido, sexo, edad, direccion, correo</text:span>)</text:p>
      <text:p text:style-name="P31"><text:s text:c="26"/><text:span text:style-name="T33">PESRONA</text:span></text:p>
      <text:p text:style-name="P33"><text:span text:style-name="T57">TELEFONO_P</text:span>(<text:span text:style-name="T14"> <text:s/>cedula <text:s/>, </text:span><text:span text:style-name="T17">numero</text:span><text:span text:style-name="T57">)</text:span></text:p>
      <text:p text:style-name="P31"><text:s text:c="23"/><text:span text:style-name="T33">PESRONA</text:span></text:p>
      <text:p text:style-name="P33">EMPLEADO(<text:span text:style-name="T14"> <text:s/>cedula <text:s/></text:span>, fecha_i<text:span text:style-name="T58">ngreso</text:span>, sueldo_base)</text:p>
      <text:p text:style-name="P33"><text:s text:c="19"/><text:span text:style-name="T34">DEPENDIENTE</text:span><text:span text:style-name="T46"> <text:s/></text:span><text:span text:style-name="T34">EMPLEADO</text:span></text:p>
      <text:p text:style-name="P34">PARIENTE(<text:span text:style-name="T14"> <text:s text:c="6"/>???? <text:s text:c="6"/>, <text:s text:c="4"/>cedula <text:s text:c="3"/></text:span>, parentesco)</text:p>
      <text:p text:style-name="P33"><text:s text:c="23"/><text:span text:style-name="T35">EMPLEADO</text:span></text:p>
      <text:p text:style-name="P35">VENDEDOR(<text:span text:style-name="T14"> <text:s text:c="4"/>cedula <text:s text:c="2"/></text:span>, <text:span text:style-name="T59">categoria, sueldo, turno, num_sabados</text:span>)</text:p>
      <text:p text:style-name="P33"><text:span text:style-name="T47"><text:s text:c="43"/></text:span><text:span text:style-name="T35">EMPLEADO</text:span></text:p>
      <text:p text:style-name="P35"><text:soft-page-break/><text:span text:style-name="T60">ADMINISTRATIVO</text:span>(<text:span text:style-name="T14"> <text:s text:c="4"/>cedula <text:s text:c="2"/></text:span>, <text:span text:style-name="T60">cargo)</text:span></text:p>
      <text:p text:style-name="P31"><text:s text:c="18"/><text:span text:style-name="T33">PESRONA</text:span></text:p>
      <text:p text:style-name="P33"><text:span text:style-name="T61">CLIENTE</text:span>(<text:span text:style-name="T14"> <text:s/>cedula <text:s/></text:span><text:span text:style-name="T62">)</text:span></text:p>
      <text:p text:style-name="P31"/>
      <text:p text:style-name="P31">PEDIDO(<text:span text:style-name="T14">num_pedido</text:span>)</text:p>
      <text:p text:style-name="P31"/>
      <text:p text:style-name="P31"/>
      <text:p text:style-name="P31"/>
      <text:p text:style-name="P31">SE_SOLICITA(<text:span text:style-name="T14">num_pedido, codigo_p</text:span>, <text:span text:style-name="T63">cantidad</text:span>)</text:p>
      <text:p text:style-name="P28"/>
      <text:p text:style-name="P36">TRUEQUE(<text:span text:style-name="T14">serial_r</text:span>, fecha, monto, forma_pago, num_tarjeta, clave_conf)</text:p>
      <text:p text:style-name="P36"><text:s text:c="17"/><text:span text:style-name="T36">A</text:span><text:span text:style-name="T37">RTICULO_U</text:span><text:span text:style-name="T48"> <text:s text:c="2"/></text:span><text:span text:style-name="T36"><text:s text:c="4"/>T</text:span><text:span text:style-name="T37">RUEQUE <text:s text:c="3"/></text:span></text:p>
      <text:p text:style-name="P36">CAMBIO(<text:span text:style-name="T14"> num_inv_c <text:s/>, serial_trueque</text:span>, num_inv_t)</text:p>
      <text:p text:style-name="P36"/>
      <text:p text:style-name="P37">VENTA(<text:span text:style-name="T14">serial_f</text:span>, <text:span text:style-name="T64">fecha, monto, forma_pago, num_tarjeta, clave_conf</text:span>)</text:p>
      <text:p text:style-name="P37"><text:s text:c="20"/><text:span text:style-name="T38"><text:s/>VENTA </text:span><text:span text:style-name="T49"><text:s text:c="2"/></text:span><text:span text:style-name="T39">ARTICULO_N</text:span></text:p>
      <text:p text:style-name="P38">VENTA_N(<text:span text:style-name="T14">serial_v, <text:s text:c="3"/>num_inv <text:s text:c="3"/></text:span>, <text:span text:style-name="T19">cantidad</text:span>)</text:p>
      <text:p text:style-name="P37"><text:s text:c="20"/><text:span text:style-name="T38"><text:s/>VENTA </text:span><text:span text:style-name="T49"><text:s text:c="2"/></text:span><text:span text:style-name="T39">ARTICULO_</text:span><text:span text:style-name="T40">U</text:span></text:p>
      <text:p text:style-name="P18">VENTA_<text:span text:style-name="T13">U</text:span>(<text:span text:style-name="T14">serial_v, <text:s text:c="3"/>num_inv <text:s text:c="3"/></text:span>, <text:span text:style-name="T19">cantidad</text:span>)</text:p>
      <text:p text:style-name="P11"/>
      <text:p text:style-name="P11"/>
      <text:p text:style-name="P10"/>
      <text:p text:style-name="P10"/>
      <text:p text:style-name="P10"/>
      <text:list xml:id="list214206960435048" text:continue-numbering="true" text:style-name="L2">
        <text:list-item>
          <text:list>
            <text:list-item>
              <text:list>
                <text:list-item>
                  <text:p text:style-name="P57"><text:s/><text:span text:style-name="T65">Restricciones:</text:span></text:p>
                </text:list-item>
              </text:list>
            </text:list-item>
          </text:list>
        </text:list-item>
      </text:list>
      <text:p text:style-name="P10"/>
      <text:p text:style-name="P13"/>
      <text:p text:style-name="P13"/>
      <text:p text:style-name="P13">R1: Para toda factura de cliente el monto total es la suma de los precios de venta de los artículos relacionados con la venta correspondiente. </text:p>
      <text:p text:style-name="P13"/>
      <text:p text:style-name="P19"><text:span text:style-name="T2"><text:s text:c="4"/>(∀ f | Genera(f) : f[FACTURA_C].monto = (</text:span><text:a xlink:type="simple" xlink:href="http://es.wikipedia.org/wiki/Σ"><text:span text:style-name="T8">Σ</text:span></text:a><text:span text:style-name="T2"> i | Se_vende(i) ^ i[VENTA] = f[VENTA] : i[ARTÍCULO].precio_venta)) </text:span></text:p>
      <text:p text:style-name="P13"/>
      <text:p text:style-name="P13"/>
      <text:p text:style-name="P13">R2: Para un vendedor se acumulan los sábados que en el último mes únicamente. </text:p>
      <text:p text:style-name="P13"><text:s text:c="4"/>(∀ v | VENDEDOR[v] : 0 &lt;= v.num_sábados &lt;= 4) </text:p>
      <text:p text:style-name="P13"/>
      <text:p text:style-name="P13"/>
      <text:p text:style-name="P13">R3: El sueldo de un vendedor es la suma de su sueldo base con el bono por los sábados trabajados en el mes y las comisiones de las ventas del mes. </text:p>
      <text:p text:style-name="P13"/>
      <text:p text:style-name="P15"><text:s text:c="4"/>(∀ v | VENDEDOR(v) : v.sueldo = v.sueldo_base + v.num_sábados*BONO.monto + ( <text:a xlink:type="simple" xlink:href="http://es.wikipedia.org/wiki/Σ"><text:span text:style-name="T9">Σ</text:span></text:a> i | Genera(i) ^ (<text:span text:style-name="T66">∃</text:span> j | VENTA(j) : i[VENTA] = j ^ (<text:span text:style-name="T66">∃</text:span> k | Realiza(k) : k[OPERACIÓN] = j ^ k[VENDEDOR] = i[VENDEDOR])) : i[FACTURA].monto) </text:p>
      <text:p text:style-name="P13"/>
      <text:p text:style-name="P13"/>
      <text:p text:style-name="P13">R4: Los grupos etarios de las primas son "menor", "joven", "adulto" y "mayor". </text:p>
      <text:p text:style-name="P13"/>
      <text:p text:style-name="P13"><text:soft-page-break/><text:s text:c="4"/>(∀ p | PRIMA(p) : p.tipo.grupo_etario = "menor" v p.tipo.grupo_etario = "joven" v p.tipo.grupo_etario = "adulto" v p.tipo.grupo_etario = "mayor") </text:p>
      <text:p text:style-name="P13"/>
      <text:p text:style-name="P13"/>
      <text:p text:style-name="P13"/>
      <text:p text:style-name="P13">R5: La cantidad_n de un artículo es la cantidad de artículos nuevos que son instancia del mismo producto. </text:p>
      <text:p text:style-name="P13"/>
      <text:p text:style-name="P13"><text:s text:c="4"/>(∀ a | Es_instancia(a) : a[ARTÍCULO].cantidad_n = (# i | Es_instancia(i) : i[ARTÍCULO] pertenece a NUEVO ^ i[PRODUCTO] = a[PRODUCTO])) </text:p>
      <text:p text:style-name="P13"/>
      <text:p text:style-name="P13"/>
      <text:p text:style-name="P13"/>
      <text:p text:style-name="P13">R6: La cantidad_u de un artículo es la cantidad de artículos usados que son instancia del mismo producto. </text:p>
      <text:p text:style-name="P13"/>
      <text:p text:style-name="P13"><text:s text:c="4"/>(∀ a | Es_instancia(a) : a[ARTÍCULO].cantidad_U = (# i | Es_instancia(i) : i[ARTÍCULO] pertenece a USADO ^ i[PRODUCTO] = a[PRODUCTO])) </text:p>
      <text:p text:style-name="P13"/>
      <text:p text:style-name="P13"/>
      <text:p text:style-name="P13"/>
      <text:p text:style-name="P13"/>
      <text:p text:style-name="P13"/>
      <text:p text:style-name="P13"/>
      <text:p text:style-name="P13">R7: La cantidad de un artículo es la suma de cantidad_n con cantidad_u. </text:p>
      <text:p text:style-name="P13"/>
      <text:p text:style-name="P13"><text:s text:c="4"/>(∀ a | ARTÍCULO(a) : a.cantidad = a.cantidad_n + a.cantidad_u) </text:p>
      <text:p text:style-name="P13"/>
      <text:p text:style-name="P13"/>
      <text:p text:style-name="P13"/>
      <text:p text:style-name="P13">R8: El monto de una orden es la suma de las cantidades de los productos pedidos por su precio. </text:p>
      <text:p text:style-name="P13"/>
      <text:p text:style-name="P15"><text:s text:c="5"/>(∀ o | ORDEN(o) : o.monto = ( <text:a xlink:type="simple" xlink:href="http://es.wikipedia.org/wiki/Σ"><text:span text:style-name="T9">Σ</text:span></text:a>i | Se_pide(i) ^ i[ORDEN] = o : i[PRODUCTO].precio_unidad*i.cantidad)) </text:p>
      <text:p text:style-name="P13"/>
      <text:p text:style-name="P13"/>
      <text:p text:style-name="P13"/>
      <text:p text:style-name="P13">R9: La suma de las cantidades de un artículo enviado en los lotes correspondientes a una orden debe ser igual a la cantidad pedida en dicha orden. </text:p>
      <text:p text:style-name="P13"/>
      <text:p text:style-name="P13">---------------------------------------------------------------------------------------------------------------------------------------------------------------- </text:p>
      <text:p text:style-name="P13">---------------------------------------------------------------------------------------------------------------------------------------------------------------- </text:p>
      <text:p text:style-name="P13"/>
      <text:p text:style-name="P13">R10: A todo dependiente le corresponde la prima con su sexo y el grupo etario adecuado para su edad. </text:p>
      <text:p text:style-name="P13"/>
      <text:p text:style-name="P13"><text:s text:c="4"/>(∀ s | Le_corresponde(s) : (s[PRIMA].tipo.sexo = s[DEPENDIENTE].tipo.sexo) ^ (s[PRIMA].tipo.grupo_etario = "menor" &lt;==&gt; 0 &lt; s[DEPENDIENTE].edad &lt; 18) ^ ...) </text:p>
      <text:p text:style-name="P13"><text:soft-page-break/></text:p>
      <text:p text:style-name="P13"/>
      <text:p text:style-name="P13"/>
      <text:p text:style-name="P13">R11: Los vendedores pueden de categoría I, II o III solamente. </text:p>
      <text:p text:style-name="P13"/>
      <text:p text:style-name="P13"><text:s text:c="4"/>(∀ v | VENDEDOR(v) : v.categoría = "I" v v.categoría = "II" v v.categoría = "III") </text:p>
      <text:p text:style-name="P13"/>
      <text:p text:style-name="P13"/>
      <text:p text:style-name="P13"/>
      <text:p text:style-name="P13">R12: Mientras más alta es la categoría de un vendedor, mayor es su sueldo base. </text:p>
      <text:p text:style-name="P13"/>
      <text:p text:style-name="P14"><text:s text:c="4"/>(∀ v1 | VENDEDOR(v1) ^ v1.categoría = "I" : (∀ v2 | VENDEDOR(v2) ^ v2.categoría = "II": (∀ <text:span text:style-name="T66">v3</text:span> | VENDEDOR(v3) ^ v3.categoría = "III" : v1.sueldo_base &gt; v2.sueldo_base &gt; v3.sueldo_base))) </text:p>
      <text:p text:style-name="P10"/>
      <text:p text:style-name="P10"/>
      <text:p text:style-name="P10"/>
      <text:p text:style-name="P10"/>
      <text:p text:style-name="P20"/>
      <text:p text:style-name="P12"/>
      <text:p text:style-name="P10"/>
      <text:p text:style-name="P10"/>
      <text:p text:style-name="P10"/>
      <text:p text:style-name="P10"/>
      <text:p text:style-name="P10"/>
      <text:list xml:id="list214205607820282" text:continue-numbering="true" text:style-name="L2">
        <text:list-item>
          <text:p text:style-name="P41">Conclusiones: </text:p>
          <text:p text:style-name="P53"/>
          <text:p text:style-name="P54"><text:tab/><text:span text:style-name="T12">Con base en el modelado conceptual realizado anteriormente para la mega-tienda VenTruePe, se planteó la representación de éste en modelo relacional para lo que fue necesario traducir todo el trabajo anterior, y así adquirimos práctica y reforzamos conocimientos relacionados con este tipo de esquema relacional, y apreciamos sus características, ventajas y desventajas.</text:span></text:p>
          <text:p text:style-name="P58"><text:tab/>Podemos apreciar, además, por qué es el modelo mas urilizado actualmente y cómo puede ser llevado a un leguaje que la máquina entienda, a la hora de realizar el trabajo de crear y mantener una base de datos como tal. </text:p>
          <text:p text:style-name="P53"/>
          <text:p text:style-name="P53"/>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list-item>
        <text:list-item>
          <text:p text:style-name="P91"><text:span text:style-name="T4">B</text:span><text:span text:style-name="T5">ibliografía</text:span></text:p>
        </text:list-item>
      </text:list>
      <text:p text:style-name="P2"/>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Roboto Slab" svg:font-family="'Roboto Slab',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meta:initial-creator>
    <meta:creation-date>2015-05-16T16:30:50.748988835</meta:creation-date>
    <dc:date>2015-05-21T21:42:04.929108324</dc:date>
    <dc:creator>Manuel </dc:creator>
    <meta:editing-duration>PT5H36M44S</meta:editing-duration>
    <meta:editing-cycles>8</meta:editing-cycles>
    <meta:generator>LibreOffice/4.2.8.2$Linux_X86_64 LibreOffice_project/420m0$Build-2</meta:generator>
    <meta:document-statistic meta:table-count="0" meta:image-count="0" meta:object-count="0" meta:page-count="14" meta:paragraph-count="173" meta:word-count="1480" meta:character-count="12868" meta:non-whitespace-character-count="9425"/>
  </office:meta>
</office:document-meta>
</file>